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f4b11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43b6ef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ff0000" loext:opacity="100%" style:font-name="Liberation Mono" fo:font-size="12pt" fo:font-weight="bold" officeooo:rsid="0043f076" officeooo:paragraph-rsid="0043f076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1c490a" officeooo:paragraph-rsid="0043b6ef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43f076" officeooo:paragraph-rsid="0043f076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127622" loext:opacity="100%" style:font-name="Liberation Mono" fo:font-size="14pt" fo:font-weight="bold" officeooo:rsid="0043f076" officeooo:paragraph-rsid="0043f076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6. RAPORLAMA VE DÖKÜMANTASYON</text:p>
      <text:p text:style-name="P1"/>
      <text:p text:style-name="P3">Statement of Work <text:s/>(<text:span text:style-name="T1">SOW</text:span>)</text:p>
      <text:p text:style-name="P5">İşin kapsamı, süreçleri, metodolojisi, ücreti, ödeme şeklini içeren belge.</text:p>
      <text:p text:style-name="P5"/>
      <text:p text:style-name="P3">Master Service Agreement <text:s/>(<text:span text:style-name="T1">MSA</text:span>)</text:p>
      <text:p text:style-name="P5">Hizmetin tarafları, iş, tarihi ve ücretinde mütabık kılındığı belge.</text:p>
      <text:p text:style-name="P2"/>
      <text:p text:style-name="P3">Non-Disclosure Agreement <text:s/>(<text:span text:style-name="T1">NDA</text:span>)</text:p>
      <text:p text:style-name="P5"/>
      <text:p text:style-name="P3">Rules of Engagement <text:s/>(<text:span text:style-name="T1">ROE</text:span>)</text:p>
      <text:p text:style-name="P5">Pentest sırasında karşılaşılabilecek kesinti, hasar, bulgu durumlarında neler yapılacağı bildirilir.</text:p>
      <text:p text:style-name="P5">Mesai saatleri, ne kadar ileri gidileceği, acil durumda iletişim bilgileri</text:p>
      <text:p text:style-name="P2"/>
      <text:p text:style-name="P3">Findings Report <text:s/>(<text:span text:style-name="T1">FR</text:span>)</text:p>
      <text:p text:style-name="P5">Yapılan bütün işlemler ve sonuçlar gösyetilir.</text:p>
      <text:p text:style-name="P5">İspatlar ve bulgu kategorileri olur.</text:p>
      <text:p text:style-name="P5">Kaynak verilir.</text:p>
      <text:p text:style-name="P2"/>
      <text:p text:style-name="P5">ÖRNEK</text:p>
      <text:p text:style-name="P5">https://pentestreports.com/reports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3T19:02:10.444000475</dc:date>
    <meta:editing-duration>PT8H36M25S</meta:editing-duration>
    <meta:editing-cycles>44</meta:editing-cycles>
    <meta:generator>LibreOffice/7.4.1.1$Linux_X86_64 LibreOffice_project/40$Build-1</meta:generator>
    <meta:document-statistic meta:table-count="0" meta:image-count="0" meta:object-count="0" meta:page-count="1" meta:paragraph-count="15" meta:word-count="75" meta:character-count="615" meta:non-whitespace-character-count="550"/>
  </office:meta>
</office:document-meta>
</file>